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190" officeooo:paragraph-rsid="001a3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AFIELDONESUMMERSDAYAGRASSHOPPERWASHOPPINGABOUTCHIRPINGANDSINGINGTOITSHEARTSCONTENTANANTPASSEDBYBEARINGALONGWITHGREATTOILANEAROFCORNHEWASTAKINGTOTHENESTWHYNOTCOMEANDCHATWITHMESAIDTHEGRASSHOPPERINSTEADOFTOILINGANDMOILINGINTHATWAYIAMHELPINGTOLAYUPFOODFORTHEWINTERSAIDTHEANTANDRECOMMENDYOUTODOTHESAMEWHYBOTHERABOUTWINTERSAIDTHEGRASSHOPPERWEHAVEGOTPLENTYOFFOODATPRESENTBUTTHEANTWENTONITSWAYANDCONTINUEDITSTOILWHENTHEWINTERCAMETHEGRASSHOPPERFOUNDITSELFDYINGOFHUNGERWHILEITSAWTHEANTSDISTRIBUTINGEVERYDAYCORNANDGRAINFROMTHESTORESTHEYHADCOLLECTEDINTHESUMMERTHENTHEGRASSHOPPERKNEWITISBESTTOPREPAREFORTHEDAYSOFNECESS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02:49.978711713</meta:creation-date>
    <dc:date>2018-02-13T14:03:19.991476166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610" meta:non-whitespace-character-count="610"/>
    <meta:generator>LibreOffice/5.1.6.2$Linux_X86_64 LibreOffice_project/10m0$Build-2</meta:generator>
  </office:meta>
</office:document-meta>
</file>